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B9000001213FB27A05.png" manifest:media-type="image/png"/>
  <manifest:file-entry manifest:full-path="Pictures/100002010000013E000000E132D5A4CA.png" manifest:media-type="image/png"/>
  <manifest:file-entry manifest:full-path="Pictures/10000201000000EF000000F215A65A4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right" draw:textarea-vertical-align="bottom"/>
    </style:style>
    <style:style style:name="gr2" style:family="graphic" style:parent-style-name="standard">
      <style:graphic-properties draw:fill-color="#ff950e" draw:textarea-vertical-align="middle"/>
    </style:style>
    <style:style style:name="gr3" style:family="graphic" style:parent-style-name="standard">
      <style:graphic-properties draw:fill-color="#c5000b" draw:textarea-vertical-align="middle" draw:shadow="hidden"/>
    </style:style>
    <style:style style:name="gr4" style:family="graphic" style:parent-style-name="standard">
      <style:graphic-properties draw:fill-color="#004586" draw:textarea-vertical-align="middle" draw:shadow="hidden"/>
    </style:style>
    <style:style style:name="gr5" style:family="graphic" style:parent-style-name="standard">
      <style:graphic-properties draw:fill-color="#004586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216cm" fo:min-width="1.406cm" draw:shadow="hidden"/>
    </style:style>
    <style:style style:name="gr1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end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ff950e"/>
      <style:paragraph-properties fo:text-align="center"/>
      <style:text-properties fo:color="#ffffff"/>
    </style:style>
    <style:style style:name="P5" style:family="paragraph">
      <loext:graphic-properties draw:fill-color="#c5000b"/>
      <style:paragraph-properties fo:text-align="center"/>
    </style:style>
    <style:style style:name="P6" style:family="paragraph">
      <loext:graphic-properties draw:fill-color="#004586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950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114cm" svg:height="3.937cm" svg:x="11.094cm" svg:y="10.018cm" draw:corner-radius="0.5cm">
          <text:p text:style-name="P1">nodo-n</text:p>
        </draw:rect>
        <draw:rect draw:style-name="gr1" draw:text-style-name="P2" draw:layer="layout" svg:width="6.858cm" svg:height="3.937cm" svg:x="3.794cm" svg:y="10.017cm" draw:corner-radius="0.5cm">
          <text:p text:style-name="P1">nodo-0</text:p>
        </draw:rect>
        <draw:rect draw:style-name="gr2" draw:text-style-name="P4" draw:layer="layout" svg:width="4.591cm" svg:height="0.889cm" svg:x="5.807cm" svg:y="10.341cm">
          <text:p text:style-name="P3"><text:span text:style-name="T1">L7R</text:span></text:p>
        </draw:rect>
        <draw:rect draw:style-name="gr3" draw:text-style-name="P5" draw:layer="layout" svg:width="1.543cm" svg:height="2.921cm" svg:x="4.121cm" svg:y="10.341cm">
          <text:p text:style-name="P1">HKD</text:p>
        </draw:rect>
        <draw:rect draw:style-name="gr4" draw:text-style-name="P6" draw:layer="layout" svg:width="1.397cm" svg:height="1.397cm" svg:x="5.753cm" svg:y="11.765cm" draw:corner-radius="0.5cm">
          <text:p text:style-name="P1">VM</text:p>
        </draw:rect>
        <draw:rect draw:style-name="gr5" draw:text-style-name="P6" draw:layer="layout" svg:width="1.397cm" svg:height="1.397cm" svg:x="7.254cm" svg:y="11.766cm" draw:corner-radius="0.5cm">
          <text:p/>
        </draw:rect>
        <draw:frame draw:style-name="gr6" draw:text-style-name="P7" draw:layer="layout" svg:width="1.035cm" svg:height="0.962cm" svg:x="8.341cm" svg:y="12.373cm">
          <draw:text-box>
            <text:p>...</text:p>
          </draw:text-box>
        </draw:frame>
        <draw:rect draw:style-name="gr5" draw:text-style-name="P6" draw:layer="layout" svg:width="1.397cm" svg:height="1.397cm" svg:x="9.056cm" svg:y="11.768cm" draw:corner-radius="0.5cm">
          <text:p/>
        </draw:rect>
        <draw:frame draw:style-name="gr6" draw:text-style-name="P7" draw:layer="layout" svg:width="1.035cm" svg:height="0.962cm" svg:x="10.242cm" svg:y="13.373cm">
          <draw:text-box>
            <text:p>...</text:p>
          </draw:text-box>
        </draw:frame>
        <draw:rect draw:style-name="gr2" draw:text-style-name="P8" draw:layer="layout" svg:width="1.701cm" svg:height="0.889cm" draw:transform="skewX (-0.00907571211037051) rotate (-0.00942477796076993) translate (12.207cm 10.341cm)">
          <text:p text:style-name="P1"/>
        </draw:rect>
        <draw:rect draw:style-name="gr3" draw:text-style-name="P5" draw:layer="layout" svg:width="0.695cm" svg:height="2.921cm" svg:x="11.324cm" svg:y="10.341cm">
          <text:p text:style-name="P1"/>
        </draw:rect>
        <draw:rect draw:style-name="gr5" draw:text-style-name="P6" draw:layer="layout" svg:width="0.738cm" svg:height="1.397cm" svg:x="12.154cm" svg:y="11.766cm" draw:corner-radius="0.5cm">
          <text:p/>
        </draw:rect>
        <draw:frame draw:style-name="gr6" draw:text-style-name="P7" draw:layer="layout" svg:width="1.035cm" svg:height="0.962cm" svg:x="12.541cm" svg:y="12.373cm">
          <draw:text-box>
            <text:p>...</text:p>
          </draw:text-box>
        </draw:frame>
        <draw:g>
          <draw:frame draw:style-name="gr7" draw:text-style-name="P1" draw:layer="layout" svg:width="2.325cm" svg:height="1.939cm" svg:x="4.703cm" svg:y="15.048cm">
            <draw:image xlink:href="Pictures/10000201000000EF000000F215A65A45.png" xlink:type="simple" xlink:show="embed" xlink:actuate="onLoad">
              <text:p/>
            </draw:image>
          </draw:frame>
          <draw:frame draw:style-name="gr8" draw:text-style-name="P1" draw:layer="layout" svg:width="2.325cm" svg:height="1.939cm" svg:x="4.034cm" svg:y="15.35cm">
            <draw:image xlink:href="Pictures/10000201000000EF000000F215A65A45.png" xlink:type="simple" xlink:show="embed" xlink:actuate="onLoad">
              <text:p text:style-name="P1">DB</text:p>
            </draw:image>
          </draw:frame>
        </draw:g>
        <draw:g>
          <draw:frame draw:style-name="gr7" draw:text-style-name="P1" draw:layer="layout" svg:width="3.063cm" svg:height="1.759cm" svg:x="7.886cm" svg:y="15.048cm">
            <draw:image xlink:href="Pictures/100002010000013E000000E132D5A4CA.png" xlink:type="simple" xlink:show="embed" xlink:actuate="onLoad">
              <text:p/>
            </draw:image>
          </draw:frame>
          <draw:frame draw:style-name="gr8" draw:text-style-name="P1" draw:layer="layout" svg:width="3.063cm" svg:height="1.759cm" svg:x="7.307cm" svg:y="15.38cm">
            <draw:image xlink:href="Pictures/100002010000013E000000E132D5A4CA.png" xlink:type="simple" xlink:show="embed" xlink:actuate="onLoad">
              <text:p text:style-name="P1">NAS</text:p>
            </draw:image>
          </draw:frame>
        </draw:g>
        <draw:frame draw:style-name="gr7" draw:text-style-name="P1" draw:layer="layout" svg:width="3.857cm" svg:height="2.527cm" svg:x="6.795cm" svg:y="2.778cm">
          <draw:image xlink:href="Pictures/10000201000001B9000001213FB27A05.png" xlink:type="simple" xlink:show="embed" xlink:actuate="onLoad">
            <text:p/>
          </draw:image>
        </draw:frame>
        <draw:custom-shape draw:style-name="gr9" draw:text-style-name="P4" draw:layer="layout" svg:width="3.81cm" svg:height="1.397cm" svg:x="6.588cm" svg:y="6.588cm">
          <text:p text:style-name="P3"><text:span text:style-name="T1">LB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9" draw:layer="layout" svg:x1="8.62cm" svg:y1="7.985cm" svg:x2="8.112cm" svg:y2="10.398cm">
          <text:p/>
        </draw:line>
        <draw:line draw:style-name="gr10" draw:text-style-name="P9" draw:layer="layout" svg:x1="7.604cm" svg:y1="11.287cm" svg:x2="6.842cm" svg:y2="11.922cm">
          <text:p/>
        </draw:line>
        <draw:line draw:style-name="gr10" draw:text-style-name="P9" draw:layer="layout" svg:x1="8.874cm" svg:y1="5.191cm" svg:x2="8.493cm" svg:y2="6.588cm">
          <text:p/>
        </draw:line>
        <draw:frame draw:style-name="gr11" draw:text-style-name="P7" draw:layer="layout" svg:width="2.471cm" svg:height="0.962cm" svg:x="10.152cm" svg:y="3.294cm">
          <draw:text-box>
            <text:p>Cliente</text:p>
          </draw:text-box>
        </draw:frame>
        <draw:rect draw:style-name="gr5" draw:text-style-name="P6" draw:layer="layout" svg:width="0.738cm" svg:height="1.397cm" svg:x="13.254cm" svg:y="11.767cm" draw:corner-radius="0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vador Fandiño</meta:initial-creator>
    <meta:creation-date>2015-07-23T18:14:39.984745307</meta:creation-date>
    <dc:date>2015-07-23T22:21:56.626466899</dc:date>
    <dc:creator>Salvador Fandiño</dc:creator>
    <meta:editing-duration>PT3H35M32S</meta:editing-duration>
    <meta:editing-cycles>3</meta:editing-cycles>
    <meta:generator>LibreOffice/4.4.2.2$Linux_x86 LibreOffice_project/40m0$Build-2</meta:generator>
    <meta:document-statistic meta:object-count="26"/>
  </office:meta>
</office:document-meta>
</file>